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96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id="id1" draw:layer="layout" svg:width="1.905cm" svg:height="1.27cm" svg:x="16.13cm" svg:y="2.27cm">
          <text:p/>
        </draw:rect>
        <draw:frame draw:style-name="gr2" draw:layer="layout" svg:width="1.556cm" svg:height="0.962cm" svg:x="16.365cm" svg:y="2.405cm">
          <draw:text-box>
            <text:p>bb1</text:p>
          </draw:text-box>
        </draw:frame>
        <draw:rect draw:style-name="gr1" draw:text-style-name="P1" draw:id="id2" draw:layer="layout" svg:width="1.905cm" svg:height="1.27cm" svg:x="13.96cm" svg:y="4.31cm">
          <text:p/>
        </draw:rect>
        <draw:rect draw:style-name="gr1" draw:text-style-name="P1" draw:id="id5" draw:layer="layout" svg:width="1.905cm" svg:height="1.27cm" svg:x="13.961cm" svg:y="5.61cm">
          <text:p/>
        </draw:rect>
        <draw:frame draw:style-name="gr2" draw:layer="layout" svg:width="1.556cm" svg:height="0.962cm" svg:x="14.174cm" svg:y="5.715cm">
          <draw:text-box>
            <text:p>bb3</text:p>
          </draw:text-box>
        </draw:frame>
        <draw:frame draw:style-name="gr2" draw:layer="layout" svg:width="1.56cm" svg:height="0.962cm" svg:x="14.06cm" svg:y="4.483cm">
          <draw:text-box>
            <text:p>bb2</text:p>
          </draw:text-box>
        </draw:frame>
        <draw:rect draw:style-name="gr1" draw:text-style-name="P1" draw:id="id6" draw:layer="layout" svg:width="1.905cm" svg:height="1.27cm" svg:x="16.1cm" svg:y="7.985cm">
          <text:p/>
        </draw:rect>
        <draw:rect draw:style-name="gr1" draw:text-style-name="P1" draw:id="id3" draw:layer="layout" svg:width="1.905cm" svg:height="1.27cm" svg:x="16.105cm" svg:y="9.19cm">
          <text:p/>
        </draw:rect>
        <draw:rect draw:style-name="gr1" draw:text-style-name="P1" draw:id="id4" draw:layer="layout" svg:width="1.905cm" svg:height="1.27cm" svg:x="16.1cm" svg:y="12.43cm">
          <text:p/>
        </draw:rect>
        <draw:connector draw:style-name="gr3" draw:text-style-name="P1" draw:layer="layout" draw:type="line" svg:x1="17.082cm" svg:y1="3.54cm" svg:x2="14.912cm" svg:y2="4.31cm" draw:start-shape="id1" draw:start-glue-point="2" draw:end-shape="id2" draw:end-glue-point="0" svg:d="m17082 3540-2170 770">
          <text:p/>
        </draw:connector>
        <draw:connector draw:style-name="gr3" draw:text-style-name="P1" draw:layer="layout" draw:type="line" svg:x1="17.057cm" svg:y1="10.46cm" svg:x2="17.052cm" svg:y2="12.43cm" draw:start-shape="id3" draw:start-glue-point="2" draw:end-shape="id4" draw:end-glue-point="0" svg:d="m17057 10460-5 1970">
          <text:p/>
        </draw:connector>
        <draw:connector draw:style-name="gr3" draw:text-style-name="P1" draw:layer="layout" draw:type="line" svg:x1="14.913cm" svg:y1="6.88cm" svg:x2="16.1cm" svg:y2="8.62cm" draw:start-shape="id5" draw:start-glue-point="2" draw:end-shape="id6" draw:end-glue-point="3" svg:d="m14913 6880 1187 1740">
          <text:p/>
        </draw:connector>
        <draw:connector draw:style-name="gr3" draw:text-style-name="P1" draw:layer="layout" draw:type="line" svg:x1="17.082cm" svg:y1="3.54cm" svg:x2="17.052cm" svg:y2="7.985cm" draw:start-shape="id1" draw:start-glue-point="2" draw:end-shape="id6" draw:end-glue-point="0" svg:d="m17082 3540-30 4445">
          <text:p/>
        </draw:connector>
        <draw:frame draw:style-name="gr2" draw:text-style-name="P2" draw:layer="layout" svg:width="0.693cm" svg:height="0.645cm" svg:x="15.6cm" svg:y="3.34cm">
          <draw:text-box>
            <text:p><text:span text:style-name="T1">p</text:span></text:p>
          </draw:text-box>
        </draw:frame>
        <draw:frame draw:style-name="gr2" draw:text-style-name="P2" draw:layer="layout" svg:width="0.697cm" svg:height="0.645cm" svg:x="13.86cm" svg:y="5.505cm">
          <draw:text-box>
            <text:p><text:span text:style-name="T1">q</text:span></text:p>
          </draw:text-box>
        </draw:frame>
        <draw:frame draw:style-name="gr2" draw:layer="layout" svg:width="1.556cm" svg:height="0.962cm" svg:x="16.335cm" svg:y="8.085cm">
          <draw:text-box>
            <text:p>bb4</text:p>
          </draw:text-box>
        </draw:frame>
        <draw:frame draw:style-name="gr2" draw:layer="layout" svg:width="1.56cm" svg:height="0.962cm" svg:x="16.406cm" svg:y="9.298cm">
          <draw:text-box>
            <text:p>bb5</text:p>
          </draw:text-box>
        </draw:frame>
        <draw:frame draw:style-name="gr2" draw:layer="layout" svg:width="1.56cm" svg:height="0.962cm" svg:x="16.149cm" svg:y="12.63cm">
          <draw:text-box>
            <text:p>bb6</text:p>
          </draw:text-box>
        </draw:frame>
        <draw:connector draw:style-name="gr3" draw:text-style-name="P1" draw:layer="layout" draw:type="curve" svg:x1="17.17cm" svg:y1="10.56cm" svg:x2="19.301cm" svg:y2="1.926cm" svg:d="m17170 10560c0 751 2131 5068 2131-8634">
          <text:p/>
        </draw:connector>
        <draw:connector draw:style-name="gr3" draw:text-style-name="P1" draw:layer="layout" draw:type="line" svg:x1="17.067cm" svg:y1="13.7cm" svg:x2="17.098cm" svg:y2="15.756cm" svg:d="m17067 13700 31 2056">
          <text:p/>
        </draw:connector>
        <draw:frame draw:style-name="gr4" draw:text-style-name="P2" draw:layer="layout" svg:width="1.137cm" svg:height="0.645cm" svg:x="15.97cm" svg:y="9.152cm">
          <draw:text-box>
            <text:p><text:span text:style-name="T1">!r</text:span></text:p>
          </draw:text-box>
        </draw:frame>
        <draw:frame draw:style-name="gr2" draw:text-style-name="P2" draw:layer="layout" svg:width="0.883cm" svg:height="0.645cm" svg:x="16.104cm" svg:y="10.644cm">
          <draw:text-box>
            <text:p><text:span text:style-name="T1">r|s</text:span></text:p>
          </draw:text-box>
        </draw:frame>
        <draw:rect draw:style-name="gr1" draw:text-style-name="P1" draw:layer="layout" svg:width="1.905cm" svg:height="1.27cm" svg:x="25.134cm" svg:y="3.479cm">
          <text:p/>
        </draw:rect>
        <draw:frame draw:style-name="gr2" draw:layer="layout" svg:width="1.556cm" svg:height="0.962cm" svg:x="25.134cm" svg:y="3.614cm">
          <draw:text-box>
            <text:p>bb1</text:p>
          </draw:text-box>
        </draw:frame>
        <draw:rect draw:style-name="gr1" draw:text-style-name="P1" draw:layer="layout" svg:width="1.905cm" svg:height="1.27cm" svg:x="25.134cm" svg:y="4.719cm">
          <text:p/>
        </draw:rect>
        <draw:rect draw:style-name="gr1" draw:text-style-name="P1" draw:layer="layout" svg:width="1.905cm" svg:height="1.27cm" svg:x="25.134cm" svg:y="6.019cm">
          <text:p/>
        </draw:rect>
        <draw:frame draw:style-name="gr2" draw:layer="layout" svg:width="1.556cm" svg:height="0.962cm" svg:x="25.134cm" svg:y="6.224cm">
          <draw:text-box>
            <text:p>bb3</text:p>
          </draw:text-box>
        </draw:frame>
        <draw:frame draw:style-name="gr2" draw:layer="layout" svg:width="1.56cm" svg:height="0.962cm" svg:x="25.134cm" svg:y="4.892cm">
          <draw:text-box>
            <text:p>bb2</text:p>
          </draw:text-box>
        </draw:frame>
        <draw:rect draw:style-name="gr1" draw:text-style-name="P1" draw:layer="layout" svg:width="1.905cm" svg:height="1.27cm" svg:x="25.134cm" svg:y="7.294cm">
          <text:p/>
        </draw:rect>
        <draw:rect draw:style-name="gr1" draw:text-style-name="P1" draw:id="id7" draw:layer="layout" svg:width="1.905cm" svg:height="1.27cm" svg:x="25.134cm" svg:y="8.499cm">
          <text:p/>
        </draw:rect>
        <draw:rect draw:style-name="gr1" draw:text-style-name="P1" draw:id="id8" draw:layer="layout" svg:width="1.905cm" svg:height="1.27cm" svg:x="25.12cm" svg:y="12.295cm">
          <text:p/>
        </draw:rect>
        <draw:connector draw:style-name="gr3" draw:text-style-name="P1" draw:layer="layout" draw:type="line" svg:x1="26.086cm" svg:y1="9.769cm" svg:x2="26.072cm" svg:y2="12.295cm" draw:start-shape="id7" draw:start-glue-point="2" draw:end-shape="id8" draw:end-glue-point="0" svg:d="m26086 9769-14 2526">
          <text:p/>
        </draw:connector>
        <draw:frame draw:style-name="gr2" draw:text-style-name="P2" draw:layer="layout" svg:width="0.693cm" svg:height="0.645cm" svg:x="25.134cm" svg:y="4.665cm">
          <draw:text-box>
            <text:p><text:span text:style-name="T1">p</text:span></text:p>
          </draw:text-box>
        </draw:frame>
        <draw:frame draw:style-name="gr5" draw:text-style-name="P2" draw:layer="layout" svg:width="1.196cm" svg:height="0.645cm" svg:x="25.134cm" svg:y="5.914cm">
          <draw:text-box>
            <text:p><text:span text:style-name="T1">p&amp;q</text:span></text:p>
          </draw:text-box>
        </draw:frame>
        <draw:frame draw:style-name="gr2" draw:layer="layout" svg:width="1.556cm" svg:height="0.962cm" svg:x="25.134cm" svg:y="7.394cm">
          <draw:text-box>
            <text:p>bb4</text:p>
          </draw:text-box>
        </draw:frame>
        <draw:frame draw:style-name="gr2" draw:layer="layout" svg:width="1.56cm" svg:height="0.962cm" svg:x="25.234cm" svg:y="8.707cm">
          <draw:text-box>
            <text:p>bb5</text:p>
          </draw:text-box>
        </draw:frame>
        <draw:frame draw:style-name="gr2" draw:layer="layout" svg:width="1.56cm" svg:height="0.962cm" svg:x="25.313cm" svg:y="12.439cm">
          <draw:text-box>
            <text:p>bb6</text:p>
          </draw:text-box>
        </draw:frame>
        <draw:connector draw:style-name="gr3" draw:text-style-name="P1" draw:layer="layout" draw:type="curve" svg:x1="26.174cm" svg:y1="9.925cm" svg:x2="28.305cm" svg:y2="1.291cm" svg:d="m26174 9925c0 751 2131 5068 2131-8634">
          <text:p/>
        </draw:connector>
        <draw:frame draw:style-name="gr4" draw:text-style-name="P2" draw:layer="layout" svg:width="1.137cm" svg:height="0.645cm" svg:x="25.034cm" svg:y="8.361cm">
          <draw:text-box>
            <text:p><text:span text:style-name="T1">!r</text:span></text:p>
          </draw:text-box>
        </draw:frame>
        <draw:frame draw:style-name="gr2" draw:text-style-name="P2" draw:layer="layout" svg:width="0.883cm" svg:height="0.645cm" svg:x="25.268cm" svg:y="9.853cm">
          <draw:text-box>
            <text:p><text:span text:style-name="T1">r|s</text:span></text:p>
          </draw:text-box>
        </draw:frame>
        <draw:connector draw:style-name="gr3" draw:text-style-name="P1" draw:layer="layout" draw:type="line" svg:x1="25.968cm" svg:y1="13.6cm" svg:x2="25.999cm" svg:y2="15.656cm" svg:d="m25968 13600 31 2056">
          <text:p/>
        </draw:connector>
        <draw:rect draw:style-name="gr1" draw:text-style-name="P1" draw:id="id9" draw:layer="layout" svg:width="1.905cm" svg:height="1.27cm" svg:x="6.631cm" svg:y="2.27cm">
          <text:p/>
        </draw:rect>
        <draw:frame draw:style-name="gr2" draw:layer="layout" svg:width="1.556cm" svg:height="0.962cm" svg:x="6.866cm" svg:y="2.405cm">
          <draw:text-box>
            <text:p>bb1</text:p>
          </draw:text-box>
        </draw:frame>
        <draw:rect draw:style-name="gr1" draw:text-style-name="P1" draw:id="id13" draw:layer="layout" svg:width="1.905cm" svg:height="1.27cm" svg:x="6.601cm" svg:y="8.285cm">
          <text:p/>
        </draw:rect>
        <draw:rect draw:style-name="gr1" draw:text-style-name="P1" draw:id="id11" draw:layer="layout" svg:width="1.905cm" svg:height="1.27cm" svg:x="6.606cm" svg:y="9.49cm">
          <text:p/>
        </draw:rect>
        <draw:rect draw:style-name="gr1" draw:text-style-name="P1" draw:id="id12" draw:layer="layout" svg:width="1.905cm" svg:height="1.27cm" svg:x="6.601cm" svg:y="12.73cm">
          <text:p/>
        </draw:rect>
        <draw:connector draw:style-name="gr3" draw:text-style-name="P1" draw:layer="layout" draw:type="line" svg:x1="7.583cm" svg:y1="3.54cm" svg:x2="5.527cm" svg:y2="4.075cm" draw:start-shape="id9" draw:start-glue-point="2" draw:end-shape="id10" draw:end-glue-point="0" svg:d="m7583 3540-2056 535">
          <text:p/>
        </draw:connector>
        <draw:connector draw:style-name="gr3" draw:text-style-name="P1" draw:layer="layout" draw:type="line" svg:x1="7.558cm" svg:y1="10.76cm" svg:x2="7.553cm" svg:y2="12.73cm" draw:start-shape="id11" draw:start-glue-point="2" draw:end-shape="id12" draw:end-glue-point="0" svg:d="m7558 10760-5 1970">
          <text:p/>
        </draw:connector>
        <draw:connector draw:style-name="gr3" draw:text-style-name="P1" draw:layer="layout" draw:type="line" svg:x1="7.583cm" svg:y1="3.54cm" svg:x2="7.553cm" svg:y2="8.285cm" draw:start-shape="id9" draw:start-glue-point="2" draw:end-shape="id13" draw:end-glue-point="0" svg:d="m7583 3540-30 4745">
          <text:p/>
        </draw:connector>
        <draw:frame draw:style-name="gr2" draw:text-style-name="P2" draw:layer="layout" svg:width="0.693cm" svg:height="0.645cm" svg:x="6.101cm" svg:y="3.34cm">
          <draw:text-box>
            <text:p><text:span text:style-name="T1">p</text:span></text:p>
          </draw:text-box>
        </draw:frame>
        <draw:frame draw:style-name="gr2" draw:id="id14" draw:layer="layout" svg:width="1.556cm" svg:height="0.962cm" svg:x="6.836cm" svg:y="8.385cm">
          <draw:text-box>
            <text:p>bb4</text:p>
          </draw:text-box>
        </draw:frame>
        <draw:frame draw:style-name="gr2" draw:layer="layout" svg:width="1.56cm" svg:height="0.962cm" svg:x="6.907cm" svg:y="9.598cm">
          <draw:text-box>
            <text:p>bb5</text:p>
          </draw:text-box>
        </draw:frame>
        <draw:frame draw:style-name="gr2" draw:layer="layout" svg:width="1.56cm" svg:height="0.962cm" svg:x="6.65cm" svg:y="12.93cm">
          <draw:text-box>
            <text:p>bb6</text:p>
          </draw:text-box>
        </draw:frame>
        <draw:connector draw:style-name="gr3" draw:text-style-name="P1" draw:layer="layout" draw:type="line" svg:x1="7.568cm" svg:y1="14cm" svg:x2="7.599cm" svg:y2="16.056cm" svg:d="m7568 14000 31 2056">
          <text:p/>
        </draw:connector>
        <draw:frame draw:style-name="gr4" draw:text-style-name="P2" draw:layer="layout" svg:width="1.137cm" svg:height="0.645cm" svg:x="6.471cm" svg:y="9.452cm">
          <draw:text-box>
            <text:p><text:span text:style-name="T1">!r</text:span></text:p>
          </draw:text-box>
        </draw:frame>
        <draw:frame draw:style-name="gr2" draw:text-style-name="P2" draw:layer="layout" svg:width="0.883cm" svg:height="0.645cm" svg:x="6.605cm" svg:y="10.944cm">
          <draw:text-box>
            <text:p><text:span text:style-name="T1">r|s</text:span></text:p>
          </draw:text-box>
        </draw:frame>
        <draw:rect draw:style-name="gr1" draw:text-style-name="P1" draw:id="id10" draw:layer="layout" svg:width="1.905cm" svg:height="1.27cm" svg:x="4.575cm" svg:y="4.075cm">
          <text:p/>
        </draw:rect>
        <draw:rect draw:style-name="gr1" draw:text-style-name="P1" draw:id="id15" draw:layer="layout" svg:width="1.905cm" svg:height="1.27cm" svg:x="2.905cm" svg:y="6.08cm">
          <text:p/>
        </draw:rect>
        <draw:connector draw:style-name="gr3" draw:text-style-name="P1" draw:layer="layout" draw:type="line" svg:x1="5.527cm" svg:y1="5.345cm" svg:x2="7.614cm" svg:y2="8.385cm" draw:start-shape="id10" draw:start-glue-point="2" draw:end-shape="id14" draw:end-glue-point="0" svg:d="m5527 5345 2087 3040">
          <text:p/>
        </draw:connector>
        <draw:frame draw:style-name="gr2" draw:text-style-name="P2" draw:layer="layout" svg:width="0.697cm" svg:height="0.645cm" svg:x="4.113cm" svg:y="5.235cm">
          <draw:text-box>
            <text:p><text:span text:style-name="T1">q</text:span></text:p>
          </draw:text-box>
        </draw:frame>
        <draw:connector draw:style-name="gr3" draw:text-style-name="P1" draw:layer="layout" draw:type="line" svg:x1="5.527cm" svg:y1="5.345cm" svg:x2="3.857cm" svg:y2="6.08cm" draw:start-shape="id10" draw:start-glue-point="2" draw:end-shape="id15" draw:end-glue-point="0" svg:d="m5527 5345-1670 735">
          <text:p/>
        </draw:connector>
        <draw:frame draw:style-name="gr2" draw:layer="layout" svg:width="1.56cm" svg:height="0.962cm" svg:x="4.76cm" svg:y="4.283cm">
          <draw:text-box>
            <text:p>bb2</text:p>
          </draw:text-box>
        </draw:frame>
        <draw:frame draw:style-name="gr2" draw:layer="layout" svg:width="1.556cm" svg:height="0.962cm" svg:x="3.05cm" svg:y="6.288cm">
          <draw:text-box>
            <text:p>bb3</text:p>
          </draw:text-box>
        </draw:frame>
        <draw:connector draw:style-name="gr3" draw:text-style-name="P1" draw:layer="layout" draw:type="line" svg:x1="3.857cm" svg:y1="7.35cm" svg:x2="7.614cm" svg:y2="8.385cm" draw:start-shape="id15" draw:start-glue-point="2" draw:end-shape="id14" draw:end-glue-point="0" svg:d="m3857 7350 3757 10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1-13T08:24:42</meta:creation-date>
    <dc:date>2011-01-28T18:05:25</dc:date>
    <meta:editing-duration>PT03H33M50S</meta:editing-duration>
    <meta:editing-cycles>12</meta:editing-cycles>
    <meta:generator>OpenOffice.org/3.2$Linux OpenOffice.org_project/320m18$Build-9502</meta:generator>
    <meta:document-statistic meta:object-count="64"/>
  </office:meta>
</office:document-meta>
</file>